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4c7f9" officeooo:paragraph-rsid="0004c7f9"/>
    </style:style>
    <style:style style:name="P2" style:family="paragraph" style:parent-style-name="Standard">
      <style:text-properties fo:language="cs" fo:country="CZ" officeooo:rsid="0004c7f9" officeooo:paragraph-rsid="0005b474"/>
    </style:style>
    <style:style style:name="P3" style:family="paragraph" style:parent-style-name="Standard">
      <style:text-properties fo:language="cs" fo:country="CZ" officeooo:rsid="0011df54" officeooo:paragraph-rsid="0011df54"/>
    </style:style>
    <style:style style:name="P4" style:family="paragraph" style:parent-style-name="Standard">
      <style:text-properties fo:language="cs" fo:country="CZ" officeooo:rsid="0011df54" officeooo:paragraph-rsid="0016d194"/>
    </style:style>
    <style:style style:name="P5" style:family="paragraph" style:parent-style-name="Standard">
      <style:text-properties fo:language="cs" fo:country="CZ" officeooo:rsid="00165b36" officeooo:paragraph-rsid="0016d194"/>
    </style:style>
    <style:style style:name="P6" style:family="paragraph" style:parent-style-name="Standard">
      <style:text-properties fo:language="cs" fo:country="CZ" officeooo:rsid="00165b36" officeooo:paragraph-rsid="00165b36"/>
    </style:style>
    <style:style style:name="P7" style:family="paragraph" style:parent-style-name="Standard">
      <style:text-properties fo:language="cs" fo:country="CZ" officeooo:rsid="00271eec" officeooo:paragraph-rsid="001dfd90"/>
    </style:style>
    <style:style style:name="P8" style:family="paragraph" style:parent-style-name="Standard">
      <style:text-properties fo:language="cs" fo:country="CZ" officeooo:rsid="000659d3" officeooo:paragraph-rsid="001ec47a"/>
    </style:style>
    <style:style style:name="P9" style:family="paragraph" style:parent-style-name="Standard">
      <style:text-properties fo:language="cs" fo:country="CZ" fo:font-weight="normal" officeooo:rsid="006c3b85" officeooo:paragraph-rsid="001dfd90" style:font-weight-asian="normal" style:font-weight-complex="normal"/>
    </style:style>
    <style:style style:name="P10" style:family="paragraph" style:parent-style-name="Standard">
      <style:text-properties fo:language="cs" fo:country="CZ" fo:font-weight="normal" officeooo:rsid="006c3b85" officeooo:paragraph-rsid="001ec47a" style:font-weight-asian="normal" style:font-weight-complex="normal"/>
    </style:style>
    <style:style style:name="P11" style:family="paragraph" style:parent-style-name="Standard">
      <style:text-properties fo:language="cs" fo:country="CZ" fo:font-weight="normal" officeooo:rsid="0055b1d1" officeooo:paragraph-rsid="001ec47a" style:font-weight-asian="normal" style:font-weight-complex="normal"/>
    </style:style>
    <style:style style:name="P12" style:family="paragraph" style:parent-style-name="Standard">
      <style:text-properties fo:language="cs" fo:country="CZ" fo:font-weight="normal" officeooo:rsid="006ae7cd" officeooo:paragraph-rsid="001ec47a" style:font-weight-asian="normal" style:font-weight-complex="normal"/>
    </style:style>
    <style:style style:name="P13" style:family="paragraph" style:parent-style-name="Standard">
      <style:text-properties fo:language="cs" fo:country="CZ" officeooo:rsid="002a2433" officeooo:paragraph-rsid="002a2433"/>
    </style:style>
    <style:style style:name="P14" style:family="paragraph" style:parent-style-name="Standard">
      <style:text-properties fo:language="cs" fo:country="CZ" officeooo:rsid="002c0600" officeooo:paragraph-rsid="0004c7f9"/>
    </style:style>
    <style:style style:name="P15" style:family="paragraph" style:parent-style-name="Standard">
      <style:text-properties officeooo:paragraph-rsid="0004c7f9"/>
    </style:style>
    <style:style style:name="P16" style:family="paragraph" style:parent-style-name="Standard">
      <style:text-properties officeooo:paragraph-rsid="0009778c"/>
    </style:style>
    <style:style style:name="P17" style:family="paragraph" style:parent-style-name="Standard">
      <style:text-properties officeooo:paragraph-rsid="00165b36"/>
    </style:style>
    <style:style style:name="P18" style:family="paragraph" style:parent-style-name="Standard">
      <style:text-properties officeooo:paragraph-rsid="001ec47a"/>
    </style:style>
    <style:style style:name="P19" style:family="paragraph" style:parent-style-name="Standard">
      <style:text-properties officeooo:paragraph-rsid="002c0600"/>
    </style:style>
    <style:style style:name="P20" style:family="paragraph" style:parent-style-name="Standard">
      <style:text-properties officeooo:paragraph-rsid="002a2433"/>
    </style:style>
    <style:style style:name="P21" style:family="paragraph" style:parent-style-name="Standard">
      <style:text-properties officeooo:paragraph-rsid="0045a672"/>
    </style:style>
    <style:style style:name="P22" style:family="paragraph" style:parent-style-name="Standard">
      <style:text-properties officeooo:paragraph-rsid="0046a66a"/>
    </style:style>
    <style:style style:name="P23" style:family="paragraph" style:parent-style-name="Standard">
      <style:text-properties officeooo:paragraph-rsid="0048fb7a"/>
    </style:style>
    <style:style style:name="P24" style:family="paragraph" style:parent-style-name="Standard">
      <style:text-properties officeooo:paragraph-rsid="004b7145"/>
    </style:style>
    <style:style style:name="P25" style:family="paragraph" style:parent-style-name="Text_20_body">
      <style:text-properties fo:language="cs" fo:country="CZ" officeooo:rsid="00165b36" officeooo:paragraph-rsid="0017f092"/>
    </style:style>
    <style:style style:name="P26" style:family="paragraph" style:parent-style-name="Text_20_body">
      <style:text-properties fo:language="cs" fo:country="CZ" officeooo:rsid="0017f092" officeooo:paragraph-rsid="0017f092"/>
    </style:style>
    <style:style style:name="P27" style:family="paragraph" style:parent-style-name="Text_20_body">
      <style:text-properties fo:language="cs" fo:country="CZ" officeooo:rsid="0016d194" officeooo:paragraph-rsid="0017f092"/>
    </style:style>
    <style:style style:name="P28" style:family="paragraph" style:parent-style-name="Text_20_body">
      <style:text-properties fo:language="cs" fo:country="CZ" fo:font-weight="bold" officeooo:rsid="0009778c" officeooo:paragraph-rsid="001c23cb" style:font-weight-asian="bold" style:font-weight-complex="bold"/>
    </style:style>
    <style:style style:name="P29" style:family="paragraph" style:parent-style-name="Text_20_body">
      <style:text-properties fo:language="cs" fo:country="CZ" officeooo:rsid="00101867" officeooo:paragraph-rsid="001c23cb"/>
    </style:style>
    <style:style style:name="P30" style:family="paragraph" style:parent-style-name="Text_20_body">
      <style:text-properties fo:language="cs" fo:country="CZ" fo:font-weight="normal" officeooo:rsid="001b46a0" officeooo:paragraph-rsid="001ec47a" style:font-weight-asian="normal" style:font-weight-complex="normal"/>
    </style:style>
    <style:style style:name="P31" style:family="paragraph" style:parent-style-name="Text_20_body">
      <style:text-properties fo:language="cs" fo:country="CZ" officeooo:rsid="00271eec" officeooo:paragraph-rsid="001ec47a"/>
    </style:style>
    <style:style style:name="P32" style:family="paragraph" style:parent-style-name="Text_20_body">
      <style:text-properties officeooo:paragraph-rsid="0017f092"/>
    </style:style>
    <style:style style:name="P33" style:family="paragraph" style:parent-style-name="Text_20_body">
      <style:text-properties officeooo:paragraph-rsid="001c23cb"/>
    </style:style>
    <style:style style:name="P34" style:family="paragraph" style:parent-style-name="Text_20_body">
      <style:text-properties officeooo:paragraph-rsid="001ec47a"/>
    </style:style>
    <style:style style:name="P35" style:family="paragraph" style:parent-style-name="Text_20_body">
      <style:text-properties fo:font-weight="bold" officeooo:rsid="0023251f" officeooo:paragraph-rsid="0023251f" style:font-weight-asian="bold" style:font-weight-complex="bold"/>
    </style:style>
    <style:style style:name="P36" style:family="paragraph" style:parent-style-name="Text_20_body">
      <style:text-properties officeooo:paragraph-rsid="00239891"/>
    </style:style>
    <style:style style:name="P37" style:family="paragraph" style:parent-style-name="Text_20_body">
      <style:text-properties style:font-name="Liberation Serif"/>
    </style:style>
    <style:style style:name="P38" style:family="paragraph" style:parent-style-name="Text_20_body">
      <style:text-properties style:font-name="Liberation Serif" officeooo:paragraph-rsid="002d4fcc"/>
    </style:style>
    <style:style style:name="P39" style:family="paragraph" style:parent-style-name="Text_20_body">
      <style:text-properties style:font-name="Liberation Serif" fo:language="cs" fo:country="CZ" fo:font-weight="bold" officeooo:rsid="00302bbb" officeooo:paragraph-rsid="00302bbb" style:font-weight-asian="bold" style:font-weight-complex="bold"/>
    </style:style>
    <style:style style:name="P40" style:family="paragraph" style:parent-style-name="Text_20_body">
      <style:text-properties style:font-name="Liberation Serif" fo:font-style="normal" fo:font-weight="normal" officeooo:rsid="00239891" officeooo:paragraph-rsid="002d4fcc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officeooo:paragraph-rsid="003d8960"/>
    </style:style>
    <style:style style:name="P42" style:family="paragraph" style:parent-style-name="Text_20_body">
      <style:text-properties officeooo:paragraph-rsid="0011df54"/>
    </style:style>
    <style:style style:name="P43" style:family="paragraph" style:parent-style-name="Title">
      <style:text-properties officeooo:paragraph-rsid="00070a5d"/>
    </style:style>
    <style:style style:name="P44" style:family="paragraph" style:parent-style-name="Title">
      <style:paragraph-properties fo:break-before="page"/>
    </style:style>
    <style:style style:name="P45" style:family="paragraph" style:parent-style-name="Title">
      <style:paragraph-properties fo:break-before="page"/>
      <style:text-properties fo:font-weight="bold" style:font-weight-asian="bold" style:font-weight-complex="bold"/>
    </style:style>
    <style:style style:name="P46" style:family="paragraph" style:parent-style-name="Heading_20_1">
      <style:text-properties officeooo:paragraph-rsid="002d4fcc"/>
    </style:style>
    <style:style style:name="P47" style:family="paragraph" style:parent-style-name="Standard">
      <style:text-properties fo:language="cs" fo:country="CZ" officeooo:rsid="0048fb7a" officeooo:paragraph-rsid="0048fb7a"/>
    </style:style>
    <style:style style:name="P48" style:family="paragraph" style:parent-style-name="Standard">
      <style:text-properties fo:language="cs" fo:country="CZ" officeooo:rsid="0048264e" officeooo:paragraph-rsid="004b7145"/>
    </style:style>
    <style:style style:name="P49" style:family="paragraph" style:parent-style-name="Standard">
      <style:text-properties fo:language="cs" fo:country="CZ" officeooo:rsid="0048264e" officeooo:paragraph-rsid="0048264e"/>
    </style:style>
    <style:style style:name="P50" style:family="paragraph" style:parent-style-name="Standard">
      <style:text-properties fo:language="cs" fo:country="CZ" officeooo:rsid="0045a672" officeooo:paragraph-rsid="0045a672"/>
    </style:style>
    <style:style style:name="P51" style:family="paragraph" style:parent-style-name="Standard" style:list-style-name="L1">
      <style:text-properties fo:language="cs" fo:country="CZ" officeooo:rsid="004987e1" officeooo:paragraph-rsid="001dfd90"/>
    </style:style>
    <style:style style:name="P52" style:family="paragraph" style:parent-style-name="Standard" style:list-style-name="L1">
      <style:text-properties fo:language="cs" fo:country="CZ" officeooo:rsid="006cff5c" officeooo:paragraph-rsid="001dfd90"/>
    </style:style>
    <style:style style:name="P53" style:family="paragraph" style:parent-style-name="Standard" style:list-style-name="L1">
      <style:text-properties fo:language="cs" fo:country="CZ" officeooo:rsid="004e4c76" officeooo:paragraph-rsid="001dfd90"/>
    </style:style>
    <style:style style:name="P54" style:family="paragraph" style:parent-style-name="Standard" style:list-style-name="L3">
      <style:text-properties fo:language="cs" fo:country="CZ" officeooo:rsid="004e4c76" officeooo:paragraph-rsid="001ec47a"/>
    </style:style>
    <style:style style:name="P55" style:family="paragraph" style:parent-style-name="Standard" style:list-style-name="L1">
      <style:text-properties fo:language="cs" fo:country="CZ" officeooo:rsid="0005b474" officeooo:paragraph-rsid="001dfd90"/>
    </style:style>
    <style:style style:name="P56" style:family="paragraph" style:parent-style-name="Standard" style:list-style-name="L2">
      <style:text-properties fo:language="cs" fo:country="CZ" officeooo:rsid="00302bbb" officeooo:paragraph-rsid="00302bbb"/>
    </style:style>
    <style:style style:name="P57" style:family="paragraph" style:parent-style-name="Standard" style:list-style-name="L2">
      <style:text-properties fo:language="cs" fo:country="CZ" officeooo:rsid="004d6c95" officeooo:paragraph-rsid="001ec47a"/>
    </style:style>
    <style:style style:name="P58" style:family="paragraph" style:parent-style-name="Standard" style:list-style-name="L2">
      <style:text-properties fo:language="cs" fo:country="CZ" officeooo:rsid="004e6f17" officeooo:paragraph-rsid="001ec47a"/>
    </style:style>
    <style:style style:name="P59" style:family="paragraph" style:parent-style-name="Standard" style:list-style-name="L3">
      <style:text-properties fo:language="cs" fo:country="CZ" officeooo:rsid="005360c3" officeooo:paragraph-rsid="001ec47a"/>
    </style:style>
    <style:style style:name="P60" style:family="paragraph" style:parent-style-name="Standard" style:list-style-name="L3">
      <style:text-properties fo:language="cs" fo:country="CZ" officeooo:rsid="0055b1d1" officeooo:paragraph-rsid="001ec47a"/>
    </style:style>
    <style:style style:name="P61" style:family="paragraph" style:parent-style-name="Standard" style:list-style-name="L4">
      <style:text-properties fo:language="cs" fo:country="CZ" officeooo:rsid="00527605" officeooo:paragraph-rsid="001ec47a"/>
    </style:style>
    <style:style style:name="P62" style:family="paragraph" style:parent-style-name="Standard" style:list-style-name="L4">
      <style:text-properties fo:language="cs" fo:country="CZ" officeooo:rsid="0050ee42" officeooo:paragraph-rsid="001ec47a"/>
    </style:style>
    <style:style style:name="P63" style:family="paragraph" style:parent-style-name="Standard" style:list-style-name="L1">
      <style:text-properties officeooo:paragraph-rsid="001dfd90"/>
    </style:style>
    <style:style style:name="P64" style:family="paragraph" style:parent-style-name="Standard" style:list-style-name="L1">
      <style:text-properties officeooo:rsid="004a3c30" officeooo:paragraph-rsid="001dfd90"/>
    </style:style>
    <style:style style:name="P65" style:family="paragraph" style:parent-style-name="Standard" style:list-style-name="L1">
      <style:text-properties officeooo:rsid="007e3237" officeooo:paragraph-rsid="001dfd90"/>
    </style:style>
    <style:style style:name="P66" style:family="paragraph" style:parent-style-name="Standard" style:list-style-name="L1">
      <style:text-properties officeooo:rsid="004e4c76" officeooo:paragraph-rsid="001dfd90"/>
    </style:style>
    <style:style style:name="P67" style:family="paragraph" style:parent-style-name="Standard" style:list-style-name="L2">
      <style:text-properties officeooo:paragraph-rsid="001ec47a"/>
    </style:style>
    <style:style style:name="P68" style:family="paragraph" style:parent-style-name="Standard" style:list-style-name="L2">
      <style:text-properties officeooo:rsid="004d6c95" officeooo:paragraph-rsid="001ec47a"/>
    </style:style>
    <style:style style:name="P69" style:family="paragraph" style:parent-style-name="Standard" style:list-style-name="L2">
      <style:text-properties officeooo:rsid="006d1715" officeooo:paragraph-rsid="001ec47a"/>
    </style:style>
    <style:style style:name="P70" style:family="paragraph" style:parent-style-name="Standard" style:list-style-name="L2">
      <style:text-properties officeooo:rsid="004e6f17" officeooo:paragraph-rsid="001ec47a"/>
    </style:style>
    <style:style style:name="P71" style:family="paragraph" style:parent-style-name="Standard" style:list-style-name="L2">
      <style:text-properties officeooo:rsid="006c3b85" officeooo:paragraph-rsid="001ec47a"/>
    </style:style>
    <style:style style:name="P72" style:family="paragraph" style:parent-style-name="Standard" style:list-style-name="L3">
      <style:text-properties officeooo:rsid="006c3b85" officeooo:paragraph-rsid="001ec47a"/>
    </style:style>
    <style:style style:name="P73" style:family="paragraph" style:parent-style-name="Standard" style:list-style-name="L4">
      <style:text-properties officeooo:rsid="006c3b85" officeooo:paragraph-rsid="001ec47a"/>
    </style:style>
    <style:style style:name="P74" style:family="paragraph" style:parent-style-name="Standard" style:list-style-name="L3">
      <style:text-properties fo:language="en" fo:country="US" officeooo:rsid="00551116" officeooo:paragraph-rsid="001ec47a"/>
    </style:style>
    <style:style style:name="P75" style:family="paragraph" style:parent-style-name="Standard" style:list-style-name="L4">
      <style:text-properties officeooo:paragraph-rsid="003eaa03"/>
    </style:style>
    <style:style style:name="P76" style:family="paragraph" style:parent-style-name="Standard" style:list-style-name="L4">
      <style:text-properties officeooo:paragraph-rsid="001ec47a"/>
    </style:style>
    <style:style style:name="P77" style:family="paragraph" style:parent-style-name="Standard" style:list-style-name="L4">
      <style:text-properties officeooo:rsid="00517c07" officeooo:paragraph-rsid="001ec47a"/>
    </style:style>
    <style:style style:name="P78" style:family="paragraph" style:parent-style-name="Standard">
      <style:text-properties officeooo:paragraph-rsid="004cd27d"/>
    </style:style>
    <style:style style:name="P79" style:family="paragraph" style:parent-style-name="Standard">
      <style:text-properties officeooo:paragraph-rsid="0046a66a"/>
    </style:style>
    <style:style style:name="P80" style:family="paragraph" style:parent-style-name="Standard">
      <style:text-properties officeooo:paragraph-rsid="004e57d3"/>
    </style:style>
    <style:style style:name="P81" style:family="paragraph" style:parent-style-name="Standard">
      <style:text-properties officeooo:paragraph-rsid="005349af"/>
    </style:style>
    <style:style style:name="P82" style:family="paragraph" style:parent-style-name="Standard">
      <style:text-properties officeooo:paragraph-rsid="0053f432"/>
    </style:style>
    <style:style style:name="T1" style:family="text">
      <style:text-properties officeooo:rsid="0005b474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04c7f9"/>
    </style:style>
    <style:style style:name="T4" style:family="text">
      <style:text-properties fo:language="cs" fo:country="CZ" officeooo:rsid="0005b474"/>
    </style:style>
    <style:style style:name="T5" style:family="text">
      <style:text-properties fo:language="cs" fo:country="CZ" officeooo:rsid="002139ae"/>
    </style:style>
    <style:style style:name="T6" style:family="text">
      <style:text-properties fo:language="cs" fo:country="CZ" officeooo:rsid="0009778c"/>
    </style:style>
    <style:style style:name="T7" style:family="text">
      <style:text-properties fo:language="cs" fo:country="CZ" officeooo:rsid="000c4614"/>
    </style:style>
    <style:style style:name="T8" style:family="text">
      <style:text-properties fo:language="cs" fo:country="CZ" officeooo:rsid="001120dc"/>
    </style:style>
    <style:style style:name="T9" style:family="text">
      <style:text-properties fo:language="cs" fo:country="CZ" officeooo:rsid="00137542"/>
    </style:style>
    <style:style style:name="T10" style:family="text">
      <style:text-properties fo:language="cs" fo:country="CZ" officeooo:rsid="0014e4be"/>
    </style:style>
    <style:style style:name="T11" style:family="text">
      <style:text-properties fo:language="cs" fo:country="CZ" officeooo:rsid="00165b36"/>
    </style:style>
    <style:style style:name="T12" style:family="text">
      <style:text-properties fo:language="cs" fo:country="CZ" officeooo:rsid="0016d194"/>
    </style:style>
    <style:style style:name="T13" style:family="text">
      <style:text-properties fo:language="cs" fo:country="CZ" officeooo:rsid="00170287"/>
    </style:style>
    <style:style style:name="T14" style:family="text">
      <style:text-properties fo:language="cs" fo:country="CZ" officeooo:rsid="00178a74"/>
    </style:style>
    <style:style style:name="T15" style:family="text">
      <style:text-properties fo:language="cs" fo:country="CZ" officeooo:rsid="0017f092"/>
    </style:style>
    <style:style style:name="T16" style:family="text">
      <style:text-properties fo:language="cs" fo:country="CZ" officeooo:rsid="001a3859"/>
    </style:style>
    <style:style style:name="T17" style:family="text">
      <style:text-properties fo:language="cs" fo:country="CZ" officeooo:rsid="000ad30e"/>
    </style:style>
    <style:style style:name="T18" style:family="text">
      <style:text-properties fo:language="cs" fo:country="CZ" officeooo:rsid="000d01c2"/>
    </style:style>
    <style:style style:name="T19" style:family="text">
      <style:text-properties fo:language="cs" fo:country="CZ" officeooo:rsid="000b6c8d"/>
    </style:style>
    <style:style style:name="T20" style:family="text">
      <style:text-properties fo:language="cs" fo:country="CZ" officeooo:rsid="00101867"/>
    </style:style>
    <style:style style:name="T21" style:family="text">
      <style:text-properties fo:language="cs" fo:country="CZ" fo:font-weight="normal" style:font-weight-asian="normal" style:font-weight-complex="normal"/>
    </style:style>
    <style:style style:name="T22" style:family="text">
      <style:text-properties fo:language="cs" fo:country="CZ" fo:font-weight="normal" officeooo:rsid="0009778c" style:font-weight-asian="normal" style:font-weight-complex="normal"/>
    </style:style>
    <style:style style:name="T23" style:family="text">
      <style:text-properties fo:language="cs" fo:country="CZ" fo:font-weight="normal" officeooo:rsid="000d01c2" style:font-weight-asian="normal" style:font-weight-complex="normal"/>
    </style:style>
    <style:style style:name="T24" style:family="text">
      <style:text-properties fo:language="cs" fo:country="CZ" fo:font-weight="normal" officeooo:rsid="000b6c8d" style:font-weight-asian="normal" style:font-weight-complex="normal"/>
    </style:style>
    <style:style style:name="T25" style:family="text">
      <style:text-properties fo:language="cs" fo:country="CZ" fo:font-weight="normal" officeooo:rsid="000ec4e1" style:font-weight-asian="normal" style:font-weight-complex="normal"/>
    </style:style>
    <style:style style:name="T26" style:family="text">
      <style:text-properties fo:language="cs" fo:country="CZ" fo:font-weight="normal" officeooo:rsid="00101867" style:font-weight-asian="normal" style:font-weight-complex="normal"/>
    </style:style>
    <style:style style:name="T27" style:family="text">
      <style:text-properties fo:language="cs" fo:country="CZ" fo:font-weight="normal" officeooo:rsid="0011df54" style:font-weight-asian="normal" style:font-weight-complex="normal"/>
    </style:style>
    <style:style style:name="T28" style:family="text">
      <style:text-properties fo:language="cs" fo:country="CZ" fo:font-weight="normal" officeooo:rsid="001120dc" style:font-weight-asian="normal" style:font-weight-complex="normal"/>
    </style:style>
    <style:style style:name="T29" style:family="text">
      <style:text-properties fo:language="cs" fo:country="CZ" fo:font-weight="normal" officeooo:rsid="0067e1e5" style:font-weight-asian="normal" style:font-weight-complex="normal"/>
    </style:style>
    <style:style style:name="T30" style:family="text">
      <style:text-properties fo:language="cs" fo:country="CZ" fo:font-weight="normal" officeooo:rsid="00640e87" style:font-weight-asian="normal" style:font-weight-complex="normal"/>
    </style:style>
    <style:style style:name="T31" style:family="text">
      <style:text-properties fo:language="cs" fo:country="CZ" fo:font-weight="normal" officeooo:rsid="0055b1d1" style:font-weight-asian="normal" style:font-weight-complex="normal"/>
    </style:style>
    <style:style style:name="T32" style:family="text">
      <style:text-properties fo:language="cs" fo:country="CZ" fo:font-weight="normal" officeooo:rsid="006527d7" style:font-weight-asian="normal" style:font-weight-complex="normal"/>
    </style:style>
    <style:style style:name="T33" style:family="text">
      <style:text-properties fo:language="cs" fo:country="CZ" fo:font-weight="normal" officeooo:rsid="006ae7cd" style:font-weight-asian="normal" style:font-weight-complex="normal"/>
    </style:style>
    <style:style style:name="T34" style:family="text">
      <style:text-properties fo:language="cs" fo:country="CZ" fo:font-weight="normal" officeooo:rsid="006915ec" style:font-weight-asian="normal" style:font-weight-complex="normal"/>
    </style:style>
    <style:style style:name="T35" style:family="text">
      <style:text-properties fo:language="cs" fo:country="CZ" fo:font-weight="normal" officeooo:rsid="002ea127" style:font-weight-asian="normal" style:font-weight-complex="normal"/>
    </style:style>
    <style:style style:name="T36" style:family="text">
      <style:text-properties fo:language="cs" fo:country="CZ" fo:font-weight="normal" officeooo:rsid="003d8960" style:font-weight-asian="normal" style:font-weight-complex="normal"/>
    </style:style>
    <style:style style:name="T37" style:family="text">
      <style:text-properties fo:language="cs" fo:country="CZ" fo:font-style="normal" fo:font-weight="normal" officeooo:rsid="001120dc" style:font-style-asian="normal" style:font-weight-asian="normal" style:font-style-complex="normal" style:font-weight-complex="normal"/>
    </style:style>
    <style:style style:name="T38" style:family="text">
      <style:text-properties fo:language="cs" fo:country="CZ" fo:font-style="normal" fo:font-weight="normal" officeooo:rsid="002d4fcc" style:font-style-asian="normal" style:font-weight-asian="normal" style:font-style-complex="normal" style:font-weight-complex="normal"/>
    </style:style>
    <style:style style:name="T39" style:family="text">
      <style:text-properties fo:language="cs" fo:country="CZ" fo:font-style="normal" fo:font-weight="normal" officeooo:rsid="002ea127" style:font-style-asian="normal" style:font-weight-asian="normal" style:font-style-complex="normal" style:font-weight-complex="normal"/>
    </style:style>
    <style:style style:name="T40" style:family="text">
      <style:text-properties fo:language="cs" fo:country="CZ" fo:font-style="normal" fo:font-weight="normal" officeooo:rsid="0023251f" style:font-style-asian="normal" style:font-weight-asian="normal" style:font-style-complex="normal" style:font-weight-complex="normal"/>
    </style:style>
    <style:style style:name="T41" style:family="text">
      <style:text-properties fo:language="cs" fo:country="CZ" fo:font-style="normal" fo:font-weight="normal" officeooo:rsid="00296ec3" style:font-style-asian="normal" style:font-weight-asian="normal" style:font-style-complex="normal" style:font-weight-complex="normal"/>
    </style:style>
    <style:style style:name="T42" style:family="text">
      <style:text-properties fo:language="cs" fo:country="CZ" fo:font-style="normal" fo:font-weight="normal" officeooo:rsid="0040e5e4" style:font-style-asian="normal" style:font-weight-asian="normal" style:font-style-complex="normal" style:font-weight-complex="normal"/>
    </style:style>
    <style:style style:name="T43" style:family="text">
      <style:text-properties fo:language="cs" fo:country="CZ" officeooo:rsid="001c23cb"/>
    </style:style>
    <style:style style:name="T44" style:family="text">
      <style:text-properties fo:language="cs" fo:country="CZ" officeooo:rsid="004987e1"/>
    </style:style>
    <style:style style:name="T45" style:family="text">
      <style:text-properties fo:language="cs" fo:country="CZ" officeooo:rsid="0070f821"/>
    </style:style>
    <style:style style:name="T46" style:family="text">
      <style:text-properties fo:language="cs" fo:country="CZ" officeooo:rsid="006cff5c"/>
    </style:style>
    <style:style style:name="T47" style:family="text">
      <style:text-properties fo:language="cs" fo:country="CZ" officeooo:rsid="0067e1e5"/>
    </style:style>
    <style:style style:name="T48" style:family="text">
      <style:text-properties fo:language="cs" fo:country="CZ" officeooo:rsid="00640e87"/>
    </style:style>
    <style:style style:name="T49" style:family="text">
      <style:text-properties fo:language="cs" fo:country="CZ" officeooo:rsid="0055b1d1"/>
    </style:style>
    <style:style style:name="T50" style:family="text">
      <style:text-properties fo:language="cs" fo:country="CZ" officeooo:rsid="007edc49"/>
    </style:style>
    <style:style style:name="T51" style:family="text">
      <style:text-properties fo:language="cs" fo:country="CZ" fo:font-weight="bold" officeooo:rsid="007edc49" style:font-weight-asian="bold" style:font-weight-complex="bold"/>
    </style:style>
    <style:style style:name="T52" style:family="text">
      <style:text-properties fo:language="cs" fo:country="CZ" fo:font-weight="bold" officeooo:rsid="002a2433" style:font-weight-asian="bold" style:font-weight-complex="bold"/>
    </style:style>
    <style:style style:name="T53" style:family="text">
      <style:text-properties fo:language="cs" fo:country="CZ" fo:font-weight="bold" officeooo:rsid="002d4fcc" style:font-weight-asian="bold" style:font-weight-complex="bold"/>
    </style:style>
    <style:style style:name="T54" style:family="text">
      <style:text-properties fo:language="cs" fo:country="CZ" officeooo:rsid="006c3b85"/>
    </style:style>
    <style:style style:name="T55" style:family="text">
      <style:text-properties fo:language="cs" fo:country="CZ" officeooo:rsid="004e4c76"/>
    </style:style>
    <style:style style:name="T56" style:family="text">
      <style:text-properties fo:language="cs" fo:country="CZ" officeooo:rsid="00517c07"/>
    </style:style>
    <style:style style:name="T57" style:family="text">
      <style:text-properties fo:language="cs" fo:country="CZ" officeooo:rsid="00522026"/>
    </style:style>
    <style:style style:name="T58" style:family="text">
      <style:text-properties fo:language="cs" fo:country="CZ" officeooo:rsid="00527605"/>
    </style:style>
    <style:style style:name="T59" style:family="text">
      <style:text-properties fo:language="cs" fo:country="CZ" officeooo:rsid="005360c3"/>
    </style:style>
    <style:style style:name="T60" style:family="text">
      <style:text-properties fo:language="cs" fo:country="CZ" officeooo:rsid="006527d7"/>
    </style:style>
    <style:style style:name="T61" style:family="text">
      <style:text-properties fo:language="cs" fo:country="CZ" officeooo:rsid="008a183c"/>
    </style:style>
    <style:style style:name="T62" style:family="text">
      <style:text-properties fo:language="cs" fo:country="CZ" officeooo:rsid="0050ee42"/>
    </style:style>
    <style:style style:name="T63" style:family="text">
      <style:text-properties fo:language="cs" fo:country="CZ" officeooo:rsid="000659d3"/>
    </style:style>
    <style:style style:name="T64" style:family="text">
      <style:text-properties fo:language="cs" fo:country="CZ" officeooo:rsid="007eb97a"/>
    </style:style>
    <style:style style:name="T65" style:family="text">
      <style:text-properties fo:language="cs" fo:country="CZ" officeooo:rsid="001ec47a"/>
    </style:style>
    <style:style style:name="T66" style:family="text">
      <style:text-properties fo:language="cs" fo:country="CZ" officeooo:rsid="001ee081"/>
    </style:style>
    <style:style style:name="T67" style:family="text">
      <style:text-properties fo:language="cs" fo:country="CZ" officeooo:rsid="0027e5d6"/>
    </style:style>
    <style:style style:name="T68" style:family="text">
      <style:text-properties fo:language="cs" fo:country="CZ" officeooo:rsid="00296ec3"/>
    </style:style>
    <style:style style:name="T69" style:family="text">
      <style:text-properties fo:language="cs" fo:country="CZ" officeooo:rsid="002a2433"/>
    </style:style>
    <style:style style:name="T70" style:family="text">
      <style:text-properties fo:language="cs" fo:country="CZ" officeooo:rsid="002c0600"/>
    </style:style>
    <style:style style:name="T71" style:family="text">
      <style:text-properties fo:language="cs" fo:country="CZ" officeooo:rsid="002d4fcc"/>
    </style:style>
    <style:style style:name="T72" style:family="text">
      <style:text-properties fo:language="cs" fo:country="CZ" officeooo:rsid="00302bbb"/>
    </style:style>
    <style:style style:name="T73" style:family="text">
      <style:text-properties fo:language="cs" fo:country="CZ" officeooo:rsid="004bbb56"/>
    </style:style>
    <style:style style:name="T74" style:family="text">
      <style:text-properties fo:language="cs" fo:country="CZ" officeooo:rsid="0034c5b1"/>
    </style:style>
    <style:style style:name="T75" style:family="text">
      <style:text-properties fo:language="cs" fo:country="CZ" officeooo:rsid="003758db"/>
    </style:style>
    <style:style style:name="T76" style:family="text">
      <style:text-properties fo:language="cs" fo:country="CZ" officeooo:rsid="00384f78"/>
    </style:style>
    <style:style style:name="T77" style:family="text">
      <style:text-properties fo:language="cs" fo:country="CZ" officeooo:rsid="00388328"/>
    </style:style>
    <style:style style:name="T78" style:family="text">
      <style:text-properties fo:language="cs" fo:country="CZ" officeooo:rsid="003a2791"/>
    </style:style>
    <style:style style:name="T79" style:family="text">
      <style:text-properties fo:language="cs" fo:country="CZ" officeooo:rsid="003bc7c2"/>
    </style:style>
    <style:style style:name="T80" style:family="text">
      <style:text-properties fo:language="cs" fo:country="CZ" fo:font-style="italic" fo:font-weight="normal" officeooo:rsid="0011df54" style:font-style-asian="italic" style:font-weight-asian="normal" style:font-style-complex="italic" style:font-weight-complex="normal"/>
    </style:style>
    <style:style style:name="T81" style:family="text">
      <style:text-properties fo:language="cs" fo:country="CZ" officeooo:rsid="003eaa03"/>
    </style:style>
    <style:style style:name="T82" style:family="text">
      <style:text-properties fo:language="cs" fo:country="CZ" officeooo:rsid="0055c18c"/>
    </style:style>
    <style:style style:name="T83" style:family="text">
      <style:text-properties fo:language="cs" fo:country="CZ" officeooo:rsid="003fc66c"/>
    </style:style>
    <style:style style:name="T84" style:family="text">
      <style:text-properties fo:language="cs" fo:country="CZ" officeooo:rsid="0040e5e4"/>
    </style:style>
    <style:style style:name="T85" style:family="text">
      <style:text-properties fo:language="cs" fo:country="CZ" officeooo:rsid="0011df54"/>
    </style:style>
    <style:style style:name="T86" style:family="text">
      <style:text-properties fo:language="cs" fo:country="CZ" officeooo:rsid="0041eea9"/>
    </style:style>
    <style:style style:name="T87" style:family="text">
      <style:text-properties fo:language="cs" fo:country="CZ" officeooo:rsid="00439fa0"/>
    </style:style>
    <style:style style:name="T88" style:family="text">
      <style:text-properties fo:language="cs" fo:country="CZ" officeooo:rsid="0045a672"/>
    </style:style>
    <style:style style:name="T89" style:family="text">
      <style:text-properties fo:language="cs" fo:country="CZ" officeooo:rsid="00465862"/>
    </style:style>
    <style:style style:name="T90" style:family="text">
      <style:text-properties fo:language="cs" fo:country="CZ" officeooo:rsid="0046a66a"/>
    </style:style>
    <style:style style:name="T91" style:family="text">
      <style:text-properties fo:language="cs" fo:country="CZ" officeooo:rsid="0048264e"/>
    </style:style>
    <style:style style:name="T92" style:family="text">
      <style:text-properties fo:language="cs" fo:country="CZ" officeooo:rsid="0048fb7a"/>
    </style:style>
    <style:style style:name="T93" style:family="text">
      <style:text-properties fo:language="cs" fo:country="CZ" officeooo:rsid="00498333"/>
    </style:style>
    <style:style style:name="T94" style:family="text">
      <style:text-properties fo:language="cs" fo:country="CZ" officeooo:rsid="004b7145"/>
    </style:style>
    <style:style style:name="T95" style:family="text">
      <style:text-properties fo:language="cs" fo:country="CZ" officeooo:rsid="004cd27d"/>
    </style:style>
    <style:style style:name="T96" style:family="text">
      <style:text-properties fo:language="cs" fo:country="CZ" officeooo:rsid="004e57d3"/>
    </style:style>
    <style:style style:name="T97" style:family="text">
      <style:text-properties fo:language="cs" fo:country="CZ" officeooo:rsid="005285ea"/>
    </style:style>
    <style:style style:name="T98" style:family="text">
      <style:text-properties fo:language="cs" fo:country="CZ" officeooo:rsid="005349af"/>
    </style:style>
    <style:style style:name="T99" style:family="text">
      <style:text-properties fo:language="cs" fo:country="CZ" officeooo:rsid="0053f432"/>
    </style:style>
    <style:style style:name="T100" style:family="text">
      <style:text-properties officeooo:rsid="0009778c"/>
    </style:style>
    <style:style style:name="T101" style:family="text">
      <style:text-properties officeooo:rsid="000c4614"/>
    </style:style>
    <style:style style:name="T102" style:family="text">
      <style:text-properties officeooo:rsid="000ec4e1"/>
    </style:style>
    <style:style style:name="T103" style:family="text">
      <style:text-properties style:font-name="Liberation Sans" fo:font-size="18.2000007629395pt" fo:language="cs" fo:country="CZ" fo:font-weight="bold" officeooo:rsid="0011df5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04" style:family="text">
      <style:text-properties style:font-name="Liberation Sans" fo:font-size="18.2000007629395pt" fo:language="cs" fo:country="CZ" fo:font-weight="bold" officeooo:rsid="002a243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05" style:family="text">
      <style:text-properties style:font-name="Liberation Sans" fo:font-size="18.2000007629395pt" fo:language="cs" fo:country="CZ" fo:font-weight="bold" officeooo:rsid="002d4fc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06" style:family="text">
      <style:text-properties officeooo:rsid="00137542"/>
    </style:style>
    <style:style style:name="T107" style:family="text">
      <style:text-properties officeooo:rsid="0014e4be"/>
    </style:style>
    <style:style style:name="T108" style:family="text">
      <style:text-properties officeooo:rsid="0016d194"/>
    </style:style>
    <style:style style:name="T109" style:family="text">
      <style:text-properties officeooo:rsid="001a3859"/>
    </style:style>
    <style:style style:name="T110" style:family="text">
      <style:text-properties fo:language="en" fo:country="US" officeooo:rsid="0009778c"/>
    </style:style>
    <style:style style:name="T111" style:family="text">
      <style:text-properties fo:language="en" fo:country="US" fo:font-style="italic" officeooo:rsid="001120dc" style:font-style-asian="italic" style:font-style-complex="italic"/>
    </style:style>
    <style:style style:name="T112" style:family="text">
      <style:text-properties fo:language="en" fo:country="US" fo:font-style="italic" fo:font-weight="normal" officeooo:rsid="001120dc" style:font-style-asian="italic" style:font-weight-asian="normal" style:font-style-complex="italic" style:font-weight-complex="normal"/>
    </style:style>
    <style:style style:name="T113" style:family="text">
      <style:text-properties fo:language="en" fo:country="US" officeooo:rsid="001120dc"/>
    </style:style>
    <style:style style:name="T114" style:family="text">
      <style:text-properties fo:language="en" fo:country="US" officeooo:rsid="000ad30e"/>
    </style:style>
    <style:style style:name="T115" style:family="text">
      <style:text-properties fo:language="en" fo:country="US" officeooo:rsid="00101867"/>
    </style:style>
    <style:style style:name="T116" style:family="text">
      <style:text-properties fo:language="en" fo:country="US" fo:font-style="normal" fo:font-weight="normal" officeooo:rsid="001120dc" style:font-style-asian="normal" style:font-weight-asian="normal" style:font-style-complex="normal" style:font-weight-complex="normal"/>
    </style:style>
    <style:style style:name="T117" style:family="text">
      <style:text-properties fo:language="en" fo:country="US" officeooo:rsid="004e57d3"/>
    </style:style>
    <style:style style:name="T118" style:family="text">
      <style:text-properties fo:language="en" fo:country="US" officeooo:rsid="005349af"/>
    </style:style>
    <style:style style:name="T119" style:family="text">
      <style:text-properties fo:font-weight="normal" officeooo:rsid="0067e1e5" style:font-weight-asian="normal" style:font-weight-complex="normal"/>
    </style:style>
    <style:style style:name="T120" style:family="text">
      <style:text-properties fo:font-weight="normal" officeooo:rsid="006c3b85" style:font-weight-asian="normal" style:font-weight-complex="normal"/>
    </style:style>
    <style:style style:name="T121" style:family="text">
      <style:text-properties fo:font-weight="normal" officeooo:rsid="0023251f" style:font-weight-asian="normal" style:font-weight-complex="normal"/>
    </style:style>
    <style:style style:name="T122" style:family="text">
      <style:text-properties officeooo:rsid="0067e1e5"/>
    </style:style>
    <style:style style:name="T123" style:family="text">
      <style:text-properties officeooo:rsid="004e6f17"/>
    </style:style>
    <style:style style:name="T124" style:family="text">
      <style:text-properties officeooo:rsid="00640e87"/>
    </style:style>
    <style:style style:name="T125" style:family="text">
      <style:text-properties officeooo:rsid="006c3b85"/>
    </style:style>
    <style:style style:name="T126" style:family="text">
      <style:text-properties officeooo:rsid="0055b1d1"/>
    </style:style>
    <style:style style:name="T127" style:family="text">
      <style:text-properties officeooo:rsid="007edc49"/>
    </style:style>
    <style:style style:name="T128" style:family="text">
      <style:text-properties fo:font-weight="bold" officeooo:rsid="007edc49" style:font-weight-asian="bold" style:font-weight-complex="bold"/>
    </style:style>
    <style:style style:name="T129" style:family="text">
      <style:text-properties officeooo:rsid="007eb97a"/>
    </style:style>
    <style:style style:name="T130" style:family="text">
      <style:text-properties officeooo:rsid="000659d3"/>
    </style:style>
    <style:style style:name="T131" style:family="text">
      <style:text-properties officeooo:rsid="001ee081"/>
    </style:style>
    <style:style style:name="T132" style:family="text">
      <style:text-properties officeooo:rsid="00206293"/>
    </style:style>
    <style:style style:name="T133" style:family="text">
      <style:text-properties fo:font-style="italic" fo:font-weight="normal" officeooo:rsid="0023251f" style:font-style-asian="italic" style:font-weight-asian="normal" style:font-style-complex="italic" style:font-weight-complex="normal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style="normal" officeooo:rsid="00239891" style:font-style-asian="normal" style:font-style-complex="normal"/>
    </style:style>
    <style:style style:name="T1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23989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23251f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311b05" style:font-style-asian="normal" style:font-weight-asian="normal" style:font-style-complex="normal" style:font-weight-complex="normal"/>
    </style:style>
    <style:style style:name="T140" style:family="text">
      <style:text-properties officeooo:rsid="002d4fcc"/>
    </style:style>
    <style:style style:name="T141" style:family="text">
      <style:text-properties style:font-name="Liberation Serif"/>
    </style:style>
    <style:style style:name="T142" style:family="text">
      <style:text-properties style:font-name="Liberation Serif" fo:font-style="normal" fo:font-weight="normal" officeooo:rsid="0023251f" style:font-style-asian="normal" style:font-weight-asian="normal" style:font-style-complex="normal" style:font-weight-complex="normal"/>
    </style:style>
    <style:style style:name="T143" style:family="text">
      <style:text-properties style:font-name="Liberation Serif" fo:font-style="normal" fo:font-weight="normal" officeooo:rsid="00239891" style:font-style-asian="normal" style:font-weight-asian="normal" style:font-style-complex="normal" style:font-weight-complex="normal"/>
    </style:style>
    <style:style style:name="T144" style:family="text">
      <style:text-properties style:font-name="Liberation Serif" fo:language="cs" fo:country="CZ" fo:font-style="normal" fo:font-weight="normal" officeooo:rsid="00311b05" style:font-style-asian="normal" style:font-weight-asian="normal" style:font-style-complex="normal" style:font-weight-complex="normal"/>
    </style:style>
    <style:style style:name="T145" style:family="text">
      <style:text-properties style:font-name="Liberation Serif" fo:language="cs" fo:country="CZ" fo:font-style="normal" fo:font-weight="normal" officeooo:rsid="00239891" style:font-style-asian="normal" style:font-weight-asian="normal" style:font-style-complex="normal" style:font-weight-complex="normal"/>
    </style:style>
    <style:style style:name="T146" style:family="text">
      <style:text-properties style:font-name="Liberation Serif" fo:language="cs" fo:country="CZ" fo:font-style="normal" fo:font-weight="normal" officeooo:rsid="0023251f" style:font-style-asian="normal" style:font-weight-asian="normal" style:font-style-complex="normal" style:font-weight-complex="normal"/>
    </style:style>
    <style:style style:name="T147" style:family="text">
      <style:text-properties style:font-name="Liberation Serif" officeooo:rsid="0005b474"/>
    </style:style>
    <style:style style:name="T148" style:family="text">
      <style:text-properties style:font-name="Liberation Serif" officeooo:rsid="000659d3"/>
    </style:style>
    <style:style style:name="T149" style:family="text">
      <style:text-properties fo:font-size="12pt" fo:font-style="normal" fo:font-weight="normal" officeooo:rsid="0030dfc3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size="12pt" fo:font-style="normal" fo:font-weight="normal" officeooo:rsid="0023251f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size="12pt" fo:font-style="normal" fo:font-weight="normal" officeooo:rsid="00311b05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size="12pt" fo:language="cs" fo:country="CZ" fo:font-style="normal" fo:font-weight="normal" officeooo:rsid="00319889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3" style:family="text">
      <style:text-properties fo:font-size="12pt" fo:font-style="italic" fo:font-weight="normal" officeooo:rsid="0023251f" style:font-size-asian="12pt" style:font-style-asian="italic" style:font-weight-asian="normal" style:font-size-complex="12pt" style:font-style-complex="italic" style:font-weight-complex="normal"/>
    </style:style>
    <style:style style:name="T154" style:family="text">
      <style:text-properties officeooo:rsid="00384f78"/>
    </style:style>
    <style:style style:name="T155" style:family="text">
      <style:text-properties officeooo:rsid="00388328"/>
    </style:style>
    <style:style style:name="T156" style:family="text">
      <style:text-properties officeooo:rsid="0053f4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5">K</text:span>obok</text:p>
      <text:h text:style-name="Heading_20_1" text:outline-level="1">Prolog</text:h>
      <text:p text:style-name="P1"/>
      <text:p text:style-name="P78"><text:span text:style-name="T3"><text:tab/></text:span><text:span text:style-name="T95">Avelard z Arpegosu</text:span></text:p>
      <text:p text:style-name="P78"><text:span text:style-name="T95"><text:tab/>Kobok</text:span></text:p>
      <text:p text:style-name="P78"><text:span text:style-name="T3"/></text:p>
      <text:p text:style-name="P81"><text:span text:style-name="T3"><text:tab/></text:span><text:span text:style-name="T95">Před</text:span><text:span text:style-name="T88"> úsvit</text:span><text:span text:style-name="T95">em</text:span><text:span text:style-name="T88"> věků </text:span><text:span text:style-name="T118">vypadal </text:span><text:span text:style-name="T98">náš svět velmi odlišně</text:span></text:p>
      <text:p text:style-name="P81"><text:span text:style-name="T98"><text:tab/></text:span><text:span text:style-name="T99">V oceánech přebývali vodní příšery</text:span></text:p>
      <text:p text:style-name="P82"><text:span text:style-name="T98"><text:tab/></text:span><text:span text:style-name="T99">N</text:span><text:span text:style-name="T98">a severu byl</text:span><text:span text:style-name="T99">a</text:span><text:span text:style-name="T98"> souše </text:span><text:span text:style-name="T90">pokry</text:span><text:span text:style-name="T98">t</text:span><text:span text:style-name="T99">a</text:span><text:span text:style-name="T98"> věčným</text:span><text:span text:style-name="T90"> ledem</text:span></text:p>
      <text:p text:style-name="P81"><text:span text:style-name="T90"><text:tab/></text:span><text:span text:style-name="T97">a jen málo míst se hodilo k životu</text:span></text:p>
      <text:p text:style-name="P78"><text:span text:style-name="T89"><text:tab/></text:span></text:p>
      <text:p text:style-name="P22"><text:span text:style-name="T90"><text:tab/></text:span><text:span text:style-name="T98">Na jihu světa </text:span><text:span text:style-name="T99">se však nacházela země oplývající hojností</text:span></text:p>
      <text:p text:style-name="P22"><text:span text:style-name="T99"><text:tab/>Obrovští mastodonti se pásli na travnatých pláních</text:span></text:p>
      <text:p text:style-name="P22"><text:span text:style-name="T99"><text:tab/>Neskuteční létající tvorové brázdili oblohu</text:span></text:p>
      <text:p text:style-name="P22"><text:span text:style-name="T99"><text:tab/>podél řek rozprostírali se husté pralesy</text:span></text:p>
      <text:p text:style-name="P22"><text:span text:style-name="T99"><text:tab/></text:span></text:p>
      <text:p text:style-name="P82"><text:span text:style-name="T90"><text:tab/>V těch</text:span><text:span text:style-name="T92">to</text:span><text:span text:style-name="T90"> dávných dobác</text:span><text:span text:style-name="T91">h</text:span><text:span text:style-name="T90"> </text:span><text:span text:style-name="T91">žili také lidé</text:span></text:p>
      <text:p text:style-name="P82"><text:span text:style-name="T91"><text:tab/></text:span><text:span text:style-name="T99">Lid</text:span><text:span text:style-name="T92"> plemen</text:span></text:p>
      <text:p text:style-name="P80"><text:span text:style-name="T91"><text:tab/>Byli to lidé</text:span><text:span text:style-name="T88"> prazvláštní</text:span><text:span text:style-name="T91">ho</text:span><text:span text:style-name="T88"> </text:span><text:span text:style-name="T91">vzhledu a záhadných obyčejů</text:span></text:p>
      <text:p text:style-name="P80"><text:span text:style-name="T92"><text:tab/>Tento starý svět ale musel zaniknout, aby mohl vzniknout svět nový</text:span></text:p>
      <text:p text:style-name="P22"><text:span text:style-name="T90"><text:tab/></text:span><text:span text:style-name="T117">Podle sta</text:span><text:span text:style-name="T96">rých vyprávění to byl bůh Ohňan, kdo seslal žár z nebes</text:span></text:p>
      <text:p text:style-name="P22"><text:span text:style-name="T96"><text:tab/>Ledovce roztáli </text:span></text:p>
      <text:p text:style-name="P23"><text:span text:style-name="T91"><text:tab/></text:span></text:p>
      <text:p text:style-name="P47"><text:tab/>Ledovce na severu roztáli a země byla pohlcena mořem.</text:p>
      <text:p text:style-name="P47"><text:tab/>Pouze nejvyšší vrcholky hor zůstali čnít nad nekonečnými vodami.</text:p>
      <text:p text:style-name="P24"><text:span text:style-name="T91"><text:tab/>T</text:span><text:span text:style-name="T93">é</text:span><text:span text:style-name="T91">to </text:span><text:span text:style-name="T92">ud</text:span><text:span text:style-name="T91">álost</text:span><text:span text:style-name="T93">i neskutečné</text:span><text:span text:style-name="T91"> </text:span><text:span text:style-name="T94">zkázy </text:span><text:span text:style-name="T91">se říká...</text:span></text:p>
      <text:p text:style-name="P48"><text:tab/>Velká potopa</text:p>
      <text:p text:style-name="P49"/>
      <text:p text:style-name="P50"/>
      <text:p text:style-name="P21"><text:span text:style-name="T3">Arpegos, </text:span><text:span text:style-name="T68">Jižní Kontinent</text:span><text:span text:style-name="T66">,</text:span><text:span text:style-name="T6"> </text:span><text:span text:style-name="T3">759 </text:span><text:span text:style-name="T6">po</text:span><text:span text:style-name="T4"> </text:span><text:span text:style-name="T6">Velké </text:span><text:span text:style-name="T76">Potopě</text:span><text:span text:style-name="T4">.</text:span></text:p>
      <text:p text:style-name="P1"/>
      <text:p text:style-name="P1"><text:tab/>Magistr <text:span text:style-name="T131">kartograf</text:span><text:span text:style-name="T140">ie</text:span><text:span text:style-name="T131"> </text:span>Avelard z Arpegosu si zavolá svého otroka a sluhu Elegia, <text:span text:style-name="T100">kterého</text:span> požádá, aby jej doprovodil na tržiště, kde si potřebuje nakoupit pergamen, psací potřeby <text:span text:style-name="T1">a lampový olej</text:span>. Je třeba vzít ze sklepa nějaké <text:span text:style-name="T154">věci k prodeji -</text:span> trofeje z cesty na Kobok <text:span text:style-name="T154">nebo Avelardovy mapy </text:span><text:span text:style-name="T155">a knihy</text:span>. Avelard svému sluhovi Elegiovi postupně vyloží, že se chystá sepsat cestopis podle svých dobrodružství na poloostrově Kobok, který právě on jako první <text:span text:style-name="T109">C</text:span>erelusan procestoval a zmapoval.</text:p>
      <text:p text:style-name="P15"><text:span text:style-name="T3"><text:tab/></text:span><text:span text:style-name="T4">Na cestě z </text:span><text:span text:style-name="T6">tržiště</text:span><text:span text:style-name="T4"> přepadnou Avelarda s Elegiem lupiči, které ale bez potíží přemohou. </text:span><text:span text:style-name="T7">Elegius se podivuje, jak se mohl magistr kartografie naučit tak skvěle ohánět zbraní.</text:span><text:span text:style-name="T4"> Avelard </text:span><text:span text:style-name="T6">se </text:span><text:span text:style-name="T4">svěří Elegiovi, že se naučil bojovat od svých přátel z Koboku – od lidí, které běžný </text:span><text:span text:style-name="T16">C</text:span><text:span text:style-name="T4">erelusan považuje za hloupé </text:span><text:span text:style-name="T6">a </text:span><text:span text:style-name="T4">necivilizované </text:span><text:span text:style-name="T6">pohany, </text:span><text:span text:style-name="T7">jak </text:span><text:span text:style-name="T8">poznamená</text:span><text:span text:style-name="T7"> Elegius</text:span><text:span text:style-name="T4">. Avelard namítne, že necivilizova</text:span><text:span text:style-name="T6">ní </text:span><text:span text:style-name="T4">byli spíše </text:span><text:span text:style-name="T6">ti </text:span><text:span text:style-name="T75">cereluští ničemové</text:span><text:span text:style-name="T4">, kteří je přepadli, </text:span><text:span text:style-name="T7">ale rozhodně ne</text:span><text:span text:style-name="T4"> jeho přátelé z Koboku.</text:span></text:p>
      <text:p text:style-name="P1"><text:tab/><text:span text:style-name="T101">Když se vrátí zpět na panství, </text:span><text:span text:style-name="T1">Avelard zasedne ke stolu, zapálí olejovou lampu a začne psát…</text:span></text:p>
      <text:p text:style-name="P1"/>
      <text:p text:style-name="P20"><text:span text:style-name="T52">Díl první – </text:span><text:span text:style-name="T53">P</text:span><text:span text:style-name="T52">řátelé </text:span><text:span text:style-name="T53">z Koboku</text:span></text:p>
      <text:p text:style-name="P13"><text:soft-page-break/></text:p>
      <text:p text:style-name="P19"><text:span text:style-name="T3"><text:tab/></text:span><text:span text:style-name="T68">Můj velectěný čtenáři, mé jméno je Avelard z Arpegosu – </text:span><text:span text:style-name="T76">magistr kartograf, </text:span><text:span text:style-name="T77">též profesor kartografie a historie na</text:span><text:span text:style-name="T76"> </text:span><text:span text:style-name="T77">Univerzitě v Arpegosu</text:span><text:span text:style-name="T68">. </text:span><text:span text:style-name="T77">Možná jste seznámeni s některými mými staršími pracemi věděckými či kartografickými. </text:span><text:span text:style-name="T78">Tento svazek však není prací vědeckou a exaktní, nýbrž klade si za cíl vyprávět příběh <text:s/>- příběh mé slavné cesty na poloostrov Kobok</text:span><text:span text:style-name="T68">, </text:span><text:span text:style-name="T78">posledního nezmapovaného území na mapě Kontinentu.</text:span></text:p>
      <text:p text:style-name="P15"><text:span text:style-name="T68"><text:tab/></text:span><text:span text:style-name="T79">Již jako mladý bakalář kartografie z</text:span><text:span text:style-name="T68"> mladistvé touhy získat si respekt svých </text:span><text:span text:style-name="T69">učitelů a zapsat se do dějin slavné říše Cerelus, netoužil jsem po ničem jiném než nakreslit první mapu poloostrova Kobok. </text:span><text:span text:style-name="T70">N</text:span><text:span text:style-name="T69">ikdy </text:span><text:span text:style-name="T70">bych se </text:span><text:span text:style-name="T69">nemohl vydat na Kobok a nakreslit jeho první mapu, kdyby mi Bůh náš jediný a nejskvělejší nejprve </text:span><text:span text:style-name="T70">nedopřál možnost získat přátele – avšak ne jen tak ledajaké přátele. Byl jsem požehnán tím darem, že mými nejlepšími přáteli se stali obyvatelé Koboku.</text:span></text:p>
      <text:p text:style-name="P14"><text:tab/>Mé vyprávění by nebylo úplné, kdybych vám, mí velectění čtenáři, nejprve neřekl něco málo o mých přátelích...</text:p>
      <text:p text:style-name="P1"/>
      <text:h text:style-name="Heading_20_1" text:outline-level="1">Výběr postavy</text:h>
      <text:p text:style-name="P1"/>
      <text:p text:style-name="P2"><text:tab/>- <text:span text:style-name="T1">výběr národa, </text:span><text:span text:style-name="T107">pohlaví</text:span><text:span text:style-name="T1"> a portrétu (Adelan, Kalinga, Juki </text:span><text:span text:style-name="T107">nebo</text:span><text:span text:style-name="T1"> </text:span><text:span text:style-name="T102">R</text:span><text:span text:style-name="T1">a</text:span><text:span text:style-name="T102">b</text:span><text:span text:style-name="T1">ar)</text:span></text:p>
      <text:p text:style-name="P1"><text:tab/></text:p>
      <text:p text:style-name="P16"><text:span text:style-name="T3"><text:tab/></text:span><text:span text:style-name="T76">Brůdek, </text:span><text:span text:style-name="T4">Poloostrov Kobok, 723 </text:span><text:span text:style-name="T6">po</text:span><text:span text:style-name="T4"> </text:span><text:span text:style-name="T6">Velké </text:span><text:span text:style-name="T16">Potopě</text:span><text:span text:style-name="T6"> </text:span><text:span text:style-name="T10">(Brůdek, Onda, Murku nebo Velká Batra)</text:span><text:span text:style-name="T4">. </text:span></text:p>
      <text:p text:style-name="P1"/>
      <text:h text:style-name="P46" text:outline-level="1"><text:span text:style-name="T103">Díl první – </text:span><text:span text:style-name="T105">P</text:span><text:span text:style-name="T104">řátelé </text:span><text:span text:style-name="T105">z Koboku</text:span></text:h>
      <text:p text:style-name="P4">Úvod do hlavního úkolu hráčova národa. <text:span text:style-name="T108">Díl končí v Ulpiku, když se hrdinové dozví o mořské příšeře a že budou muset přejít </text:span><text:span text:style-name="T131">Velké </text:span><text:span text:style-name="T108">Perunovy </text:span>hory na Kontinent a navštívit Starý Přístav nebo Arpegos.</text:p>
      <text:p text:style-name="P3"/>
      <text:h text:style-name="Heading_20_1" text:outline-level="1"><text:span text:style-name="T103">Díl druhý</text:span> – Perun<text:span text:style-name="T103">y</text:span></text:h>
      <text:p text:style-name="P42"><text:span text:style-name="T85">Přejít Perunovy hory a dostat se na Kontinent nebude snadné. </text:span><text:span text:style-name="T13">Nejprve je potřeba doplnit členy družiny a vybavit se zásobami. </text:span><text:span text:style-name="T86">Kožešiny od Jukiů, pálenku od Rabarů, sůl od Adelanů, </text:span><text:span text:style-name="T87">konopný provaz od Kalingů.</text:span><text:span text:style-name="T85"> </text:span><text:span text:style-name="T10">V horách </text:span><text:span text:style-name="T13">potom </text:span><text:span text:style-name="T10">potkají naši hrdinové zvláštní národ Troglodytů, v jejichž jeskyni musí přečkat bouři. </text:span><text:span text:style-name="T13">Jeskyně později umožní překročit hory rychleji.</text:span><text:span text:style-name="T85"> Díl končí na konci horského průsmyku, kde začíná Kontinent.</text:span></text:p>
      <text:h text:style-name="Heading_20_1" text:outline-level="1">Díl třetí – <text:span text:style-name="T106">Mocný národ</text:span><text:span text:style-name="T9"> </text:span><text:span text:style-name="T106">Caerelus</text:span></text:h>
      <text:p text:style-name="P33"><text:span text:style-name="T9">Naši hrdinové se poprvé setkají s větším množstvím </text:span><text:span text:style-name="T11">C</text:span><text:span text:style-name="T9">erelusanů, jsou zatčeni a </text:span><text:span text:style-name="T16">předvedeni před Regenta.</text:span><text:span text:style-name="T9"> </text:span><text:span text:style-name="T16">Je též přivolán </text:span><text:span text:style-name="T9">mladý bakalář </text:span><text:span text:style-name="T16">kartografie</text:span><text:span text:style-name="T9"> Avelard jako tlumočník. </text:span><text:span text:style-name="T16">Hlavní hrdina je propuštěn </text:span><text:span text:style-name="T43">a společně</text:span><text:span text:style-name="T16"> </text:span><text:span text:style-name="T13">s Avelardem</text:span><text:span text:style-name="T16"> </text:span><text:span text:style-name="T66">procestuje </text:span><text:span text:style-name="T13">jižní část Kontinentu. </text:span><text:span text:style-name="T71">Může osvobodit ostatní členy družiny z cereluského zajetí.</text:span><text:span text:style-name="T13"> </text:span><text:span text:style-name="T71">P</text:span><text:span text:style-name="T13">ak se vrátí na Kobok, aby Avelard mohl pracovat na své mapě.</text:span><text:span text:style-name="T9"> </text:span><text:span text:style-name="T13">V tomto díl</text:span><text:span text:style-name="T66">u</text:span><text:span text:style-name="T13"> lze přesvědčit námořníky ve Starém přístavu nebo v Ul</text:span><text:span text:style-name="T43">p</text:span><text:span text:style-name="T13">iku, aby se vydali přes moře a pak hrdinové mohou porazit mořskou příšeru.</text:span><text:span text:style-name="T10"> Díl končí odhalením existence Subteranů.</text:span></text:p>
      <text:h text:style-name="Heading_20_1" text:outline-level="1"><text:soft-page-break/>Díl čtvrtý – Podzemní království</text:h>
      <text:p text:style-name="P26">Naši hrdinové se musí vydat do podzemního k<text:span text:style-name="T132">r</text:span>álovství a najít krále Subteranů, aby jej na závěr buď zabili nebo se s ním spojili proti regentovi.</text:p>
      <text:p text:style-name="P32"><text:span text:style-name="T10">Poslední díl, kde naši hrdinové rozhodnou konflikt mezi </text:span><text:span text:style-name="T11">C</text:span><text:span text:style-name="T10">erelusany a Subterany. </text:span><text:span text:style-name="T11">Mohou buď zabít regenta </text:span><text:span text:style-name="T14">a nahradit jej</text:span><text:span text:style-name="T11"> jiným regentem, </text:span><text:span text:style-name="T14">který </text:span><text:span text:style-name="T11">slíbí, že nechá Kobok na pokoji, nebo zabít krále Subteranů </text:span><text:span text:style-name="T14">a nechat </text:span><text:span text:style-name="T15">tak </text:span><text:span text:style-name="T14">Cerelusany ovládnout Kobok</text:span><text:span text:style-name="T11">.</text:span></text:p>
      <text:p text:style-name="P17"><text:span text:style-name="T11">V obou případech dostanou </text:span><text:span text:style-name="T12">na závěr</text:span><text:span text:style-name="T11"> jedno přání (od regenta nebo krále Subteranů) a mohou si přát splnění jednoho z hlavních úkolů. Vždy právě jeden z úkolů (podle národa, </text:span><text:span text:style-name="T67">který je v opozici k národu hlavní postavy</text:span><text:span text:style-name="T11">) lze splnit pouze tímto způsobem, </text:span><text:span text:style-name="T14">proto se vyplatí s přáním počkat na konec </text:span><text:span text:style-name="T66">hry</text:span><text:span text:style-name="T14">.</text:span></text:p>
      <text:p text:style-name="P5"/>
      <text:p text:style-name="P6">Díl končí, když je splněn hlavní úkol hráčova národa a <text:span text:style-name="T131">zároveň je </text:span>regent nebo král <text:span text:style-name="T131">Subetranů</text:span> mrtev.</text:p>
      <text:p text:style-name="P6"/>
      <text:h text:style-name="Heading_20_1" text:outline-level="1">Epilog</text:h>
      <text:p text:style-name="P25">Starý magistr Avelard dopsal svůj cestopis <text:span text:style-name="T108">a poprosí svého otroka Elegia, aby si dílo přečetl a sdělil mu svůj názor.</text:span></text:p>
      <text:p text:style-name="P26">Elegius s Avelardem zrekapitulují děj a okomentují, jak dopadly příběhy jednotlivých národů a jak skončil regent.</text:p>
      <text:p text:style-name="P27">Elegius knihu chválí, ale nevěří pohádkám o magických rituálech, mořských příšerách a lidech vstávajích z hrobu. Vždyť kdo by tomu věřil?</text:p>
      <text:p text:style-name="Title"/>
      <text:p text:style-name="P44">Juki</text:p>
      <text:p text:style-name="P28">Muž</text:p>
      <text:p text:style-name="P33"><text:span text:style-name="T6"><text:tab/>Můj přítel</text:span><text:span text:style-name="T110"> </text:span><text:span text:style-name="T111">{name}</text:span><text:span text:style-name="T113"> </text:span><text:span text:style-name="T114">pocházel</text:span><text:span text:style-name="T17"> z malé </text:span><text:span text:style-name="T18">jukijské</text:span><text:span text:style-name="T17"> vesnice </text:span><text:span text:style-name="T19">Murku, která se nachází na levém břehu řeky Kalinpory v severovýchodní části Koboku. Podle staré tradice lidu Juki se měl stát rybářem a lovit ryby v Kalinpoře stejně jako do dělal jeho otec, </text:span><text:span text:style-name="T65">jeho </text:span><text:span text:style-name="T19">děd a všichni jukijští muži od časů Velké </text:span><text:span text:style-name="T65">potopy</text:span><text:span text:style-name="T19">.</text:span></text:p>
      <text:p text:style-name="P33"><text:span text:style-name="T19"><text:tab/>Jeho </text:span><text:span text:style-name="T7">kajak</text:span><text:span text:style-name="T19"> se ale stočil poněkud jiným směrem, </text:span><text:span text:style-name="T7">jak praví staré </text:span><text:span text:style-name="T8">jukijské </text:span><text:span text:style-name="T7">přísloví.</text:span><text:span text:style-name="T19"> </text:span><text:span text:style-name="T7">Přiznávám se, moji milí čtenáři, že jsem na tom měl </text:span><text:span text:style-name="T18">malý </text:span><text:span text:style-name="T7">podíl i já sám, ale to bychom předbíhali. O tom, že můj drahý přítel nebude celý život jen lovit ryby, bylo rozhodnuto</text:span><text:span text:style-name="T19"> dávno předtím, než mi bylo dopřáno té nesmírné cti jej poznat a putovat Kobokem </text:span><text:span text:style-name="T7">v jeho družině</text:span><text:span text:style-name="T19">.</text:span></text:p>
      <text:p text:style-name="P33"><text:span text:style-name="T19"><text:tab/></text:span><text:span text:style-name="T20">Vše začalo jednoho rána, právě když se měl </text:span><text:span text:style-name="T111">{name} </text:span><text:span text:style-name="T20">vydat se svým otcem</text:span><text:span text:style-name="T115"> </text:span><text:span text:style-name="T20">lovit ryby…</text:span></text:p>
      <text:p text:style-name="P29"/>
      <text:p text:style-name="P28">Žena</text:p>
      <text:p text:style-name="P33"><text:span text:style-name="T22"><text:tab/></text:span><text:span text:style-name="T23">Má drahá přítelkyně </text:span><text:span text:style-name="T112">{name} </text:span><text:span text:style-name="T23">pocházela z malé jukijské vesnice Murku,</text:span><text:span text:style-name="T24"> která se nachází na levém břehu řeky Kalinpory v severovýchodní části Koboku. </text:span><text:span text:style-name="T23">Jako všechny ženy v Murku byla přeurčena k tomu provdat se za rybáře </text:span><text:span text:style-name="T35">a po zbytek života</text:span><text:span text:style-name="T23"> </text:span><text:span text:style-name="T35">mu </text:span><text:span text:style-name="T23">vařit rybí pokrmy, šít oděvy z kůže a hlavně mu porodit co nejvíce synů.</text:span></text:p>
      <text:p text:style-name="P41"><text:span text:style-name="T23"><text:tab/></text:span><text:span text:style-name="T112">{name}</text:span><text:span text:style-name="T23"> </text:span><text:span text:style-name="T36">se ale nechtěla stát</text:span><text:span text:style-name="T26"> jen </text:span><text:span text:style-name="T25">pouhou žen</text:span><text:span text:style-name="T26">o</text:span><text:span text:style-name="T25">u rybáře. </text:span><text:span text:style-name="T36">Ještě nějakou dobu</text:span><text:span text:style-name="T27"> předtím, </text:span><text:span text:style-name="T24">než mi bylo dopřáno té nesmírné cti j</text:span><text:span text:style-name="T27">i</text:span><text:span text:style-name="T24"> poznat </text:span><text:span text:style-name="T36">a</text:span><text:span text:style-name="T27"> </text:span><text:span text:style-name="T36">poznávat</text:span><text:span text:style-name="T27"> Kobok </text:span><text:span text:style-name="T36">jako člen</text:span><text:span text:style-name="T27"> její družin</text:span><text:span text:style-name="T36">y</text:span><text:span text:style-name="T27">, se </text:span><text:span text:style-name="T80">její kajak stočil jiným směrem</text:span><text:span text:style-name="T27">, jak </text:span><text:span text:style-name="T36">praví</text:span><text:span text:style-name="T27"> Juki</text:span><text:span text:style-name="T36">jské přísloví</text:span><text:span text:style-name="T27">.</text:span></text:p>
      <text:p text:style-name="P33"><text:span text:style-name="T25"><text:tab/></text:span><text:span text:style-name="T26">Vše začalo jednoho </text:span><text:span text:style-name="T28">rána, </text:span><text:span text:style-name="T27">když</text:span><text:span text:style-name="T28"> se </text:span><text:span text:style-name="T112">{name}</text:span><text:span text:style-name="T116"> </text:span><text:span text:style-name="T37">dozvěděla od svého otce strašnou novinu...</text:span></text:p>
      <text:p text:style-name="P7"/>
      <text:p text:style-name="P31"><text:span text:style-name="T1">V</text:span><text:span text:style-name="T130">esnice Murku, náčelník </text:span><text:span text:style-name="T114">Jolis</text:span></text:p>
      <text:p text:style-name="P7"/>
      <text:list xml:id="list1579022721" text:style-name="L1">
        <text:list-item>
          <text:p text:style-name="P51">jít k Vodanovu vodopádu a vykonat oběť</text:p>
        </text:list-item>
        <text:list-item>
          <text:p text:style-name="P64"><text:span text:style-name="T44">k </text:span><text:span text:style-name="T2">Adelanům poprosit o přízeň Živy</text:span></text:p>
        </text:list-item>
        <text:list-item>
          <text:p text:style-name="P52">řeka vytéká z hory, musíme najít kněžího Peruna</text:p>
        </text:list-item>
        <text:list-item>
          <text:p text:style-name="P63"><text:span text:style-name="T44">musíme </text:span><text:span text:style-name="T45">pro</text:span><text:span text:style-name="T44"> </text:span><text:span text:style-name="T46">něj do </text:span><text:span text:style-name="T44">Ulpiku</text:span><text:span text:style-name="T46"> a pak do Starého přístavu</text:span></text:p>
        </text:list-item>
        <text:list-item>
          <text:p text:style-name="P65"><text:span text:style-name="T46">v </text:span><text:span text:style-name="T2">horách je důl na Cinium, který znečišťuje řeku</text:span></text:p>
        </text:list-item>
        <text:list-item>
          <text:p text:style-name="P53"><text:span text:style-name="T122">důl spravuje regent </text:span><text:span text:style-name="T123">v </text:span><text:span text:style-name="T124">Arpegosu </text:span></text:p>
        </text:list-item>
        <text:list-item>
          <text:p text:style-name="P53">finále: </text:p>
          <text:list>
            <text:list-item>
              <text:p text:style-name="P66"><text:span text:style-name="T47">nasaď monstrum do</text:span><text:span text:style-name="T48"> dol</text:span><text:span text:style-name="T47">u</text:span><text:span text:style-name="T48"> na Cinium</text:span></text:p>
            </text:list-item>
            <text:list-item>
              <text:p text:style-name="P55"><text:span text:style-name="T119">zabij regenta </text:span><text:span text:style-name="T120">nebo krále Subteranů a přej si zrušení dolu</text:span></text:p>
            </text:list-item>
          </text:list>
        </text:list-item>
      </text:list>
      <text:p text:style-name="P9"/>
      <text:p text:style-name="P10"/>
      <text:p text:style-name="P45"><text:span text:style-name="T125">A</text:span>delané</text:p>
      <text:p text:style-name="P35">Muž</text:p>
      <text:p text:style-name="P36"><text:span text:style-name="T121"><text:tab/>Můj přítel {</text:span><text:span text:style-name="T133">name} </text:span><text:span text:style-name="T138">z národa Adelanů</text:span><text:span text:style-name="T40"> </text:span><text:span text:style-name="T41">se narodil ve vesnici</text:span><text:span text:style-name="T40"> </text:span><text:span text:style-name="T138">Brůdek, která leží na řece Jitavě </text:span><text:span text:style-name="T137">v Tiché</text:span><text:span text:style-name="T143">m údolí</text:span><text:span text:style-name="T142">. </text:span><text:span text:style-name="T143">Pocházel z pěti dětí a b</text:span><text:span text:style-name="T142">yl nejmladším synem </text:span><text:span text:style-name="T143">v </text:span><text:span text:style-name="T142">hrnčíř</text:span><text:span text:style-name="T143">ské rodině.</text:span><text:span text:style-name="T142"> </text:span><text:span text:style-name="T143">J</text:span><text:span text:style-name="T142">eho </text:span><text:span text:style-name="T143">matka</text:span><text:span text:style-name="T142"> podle tradice plánoval</text:span><text:span text:style-name="T143">a</text:span><text:span text:style-name="T142"> předat </text:span><text:span text:style-name="T143">rodinn</text:span><text:span text:style-name="T144">é pole</text:span><text:span text:style-name="T143"> jeho nejstarší sestře a</text:span><text:span text:style-name="T145"> </text:span><text:span text:style-name="T144">hrnčířské</text:span><text:span text:style-name="T146"> </text:span><text:span text:style-name="T142">řemeslo jeho nejstaršímu bratrovi. V takovém případě adelanským chlapcům nezbývá než pomáhat s živností svému bratrovi, případně doufat, že se výhodně ožení </text:span><text:span text:style-name="T143">a manželka jej zaopatří.</text:span></text:p>
      <text:p text:style-name="P38"><text:span text:style-name="T137"><text:tab/></text:span><text:span text:style-name="T138">{</text:span><text:span text:style-name="T133">name} </text:span><text:span text:style-name="T38">však nebyl jen obyčejným adelanským c</text:span><text:span text:style-name="T42">h</text:span><text:span text:style-name="T38">lapcem, který by se spokojil </text:span><text:span text:style-name="T39">s pohodlným životem manžela</text:span><text:span text:style-name="T137"> nějak</text:span><text:span text:style-name="T39">é</text:span><text:span text:style-name="T138"> vysoce postaven</text:span><text:span text:style-name="T39">é</text:span><text:span text:style-name="T138"> </text:span><text:span text:style-name="T137">kněžk</text:span><text:span text:style-name="T39">y</text:span><text:span text:style-name="T137"> Živy. </text:span><text:span text:style-name="T39">Jednoho dne se</text:span><text:span text:style-name="T137"> začaly v Tichém údolí dít zvláštní věci…</text:span></text:p>
      <text:p text:style-name="P39"><text:span text:style-name="T135">Ž</text:span><text:span text:style-name="T134">ena</text:span></text:p>
      <text:p text:style-name="P37"><text:span text:style-name="T136"><text:tab/></text:span><text:span text:style-name="T149">M</text:span><text:span text:style-name="T152">á</text:span><text:span text:style-name="T149"> drahá přítelkyně </text:span><text:span text:style-name="T150">{</text:span><text:span text:style-name="T153">name}</text:span><text:span text:style-name="T150"> </text:span><text:span text:style-name="T149">z národa Adelanů pocházela z </text:span><text:span text:style-name="T151">hrnčířské rodiny ve</text:span><text:span text:style-name="T149"> vesnic</text:span><text:span text:style-name="T151">i</text:span><text:span text:style-name="T149"> Brůdek. </text:span><text:span text:style-name="T151">Protože nebyla </text:span><text:span text:style-name="T139">nejstarší dcerou, nemohla zdědit rodinné pole</text:span></text:p>
      <text:p text:style-name="P40"/>
      <text:p text:style-name="P30"><text:span text:style-name="T147">V</text:span><text:span text:style-name="T148">esnice Brůdek u</text:span><text:span text:style-name="T141"> řeky Jitavy, </text:span><text:span text:style-name="T148">náčelník</text:span> Valadan.</text:p>
      <text:p text:style-name="P30"/>
      <text:list xml:id="list862967804" text:style-name="L2">
        <text:list-item>
          <text:p text:style-name="P56">pohřbít starého ševce Vasyla (který následně vstane z mrtvých)</text:p>
        </text:list-item>
        <text:list-item>
          <text:p text:style-name="P67"><text:span text:style-name="T72">do vesnice přijde rabarský obchodník, </text:span><text:span text:style-name="T73">jít </text:span><text:span text:style-name="T72">s ním</text:span><text:span text:style-name="T73"> k </text:span><text:span text:style-name="T72">Rabarům</text:span><text:span text:style-name="T73"> pro </text:span><text:span text:style-name="T72">radu, jak spálit tělo</text:span></text:p>
        </text:list-item>
        <text:list-item>
          <text:p text:style-name="P57">nalézt někoho, kdo umí obětovat Moraně</text:p>
        </text:list-item>
        <text:list-item>
          <text:p text:style-name="P68"><text:span text:style-name="T2">stopa vede do Ulpiku </text:span><text:span text:style-name="T49">a na kontinent </text:span><text:span text:style-name="T50">(</text:span><text:span text:style-name="T51">II</text:span><text:span text:style-name="T50">)</text:span></text:p>
        </text:list-item>
        <text:list-item>
          <text:p text:style-name="P69"><text:span text:style-name="T49">s</text:span><text:span text:style-name="T2">topa vede zpátky na Kobok do podzemního království </text:span><text:span text:style-name="T50">(</text:span><text:span text:style-name="T51">III</text:span><text:span text:style-name="T50">)</text:span></text:p>
        </text:list-item>
        <text:list-item>
          <text:p text:style-name="P58">finále: </text:p>
          <text:list>
            <text:list-item>
              <text:p text:style-name="P67"><text:span text:style-name="T54">nauč se obřady Morany na úrověň 5</text:span><text:span text:style-name="T48"> </text:span></text:p>
            </text:list-item>
            <text:list-item>
              <text:p text:style-name="P70"><text:span text:style-name="T30">znič krále Subteranů </text:span><text:span text:style-name="T48">v Elestyru </text:span><text:span text:style-name="T54">přej si ať regent nechá žít kněžku Morany</text:span></text:p>
            </text:list-item>
            <text:list-item>
              <text:p text:style-name="P71"><text:span text:style-name="T30">z</text:span><text:span text:style-name="T21">abij regenta a přiveď</text:span><text:span text:style-name="T31"> kněžku Morany z podzemní říše</text:span></text:p>
            </text:list-item>
          </text:list>
        </text:list-item>
      </text:list>
      <text:p text:style-name="P11"/>
      <text:p text:style-name="P18"/>
      <text:p text:style-name="Title"/>
      <text:p text:style-name="P44">Rabarové</text:p>
      <text:p text:style-name="P34"><text:span text:style-name="T64">Hradiště</text:span><text:span text:style-name="T63"> Vysoká Batra, náčelník Bjec.</text:span></text:p>
      <text:list xml:id="list3804061955" text:style-name="L3">
        <text:list-item>
          <text:p text:style-name="P59">jdi do Tichého údolí pro lněné plátno</text:p>
        </text:list-item>
        <text:list-item>
          <text:p text:style-name="P74">jdi do Ulpiku <text:span text:style-name="T126">a potom do Star</text:span><text:span text:style-name="T49">ého přístavu </text:span><text:span text:style-name="T50">(</text:span><text:span text:style-name="T51">II</text:span><text:span text:style-name="T50">)</text:span></text:p>
        </text:list-item>
        <text:list-item>
          <text:p text:style-name="P60">zabít monstrum v Červeném moři <text:span text:style-name="T127">(</text:span><text:span text:style-name="T128">III</text:span><text:span text:style-name="T127">)</text:span></text:p>
        </text:list-item>
        <text:list-item>
          <text:p text:style-name="P54">finále: </text:p>
          <text:list>
            <text:list-item>
              <text:p text:style-name="P72"><text:span text:style-name="T55">z</text:span><text:span text:style-name="T2">aplať novou loď obchodníkovi v Ulpiku</text:span></text:p>
            </text:list-item>
            <text:list-item>
              <text:p text:style-name="P72"><text:span text:style-name="T32">zab</text:span><text:span text:style-name="T29">ij</text:span><text:span text:style-name="T32"> krále Subteranů </text:span><text:span text:style-name="T29">nebo</text:span><text:span text:style-name="T32"> regenta </text:span><text:span text:style-name="T33">a přej si obnovení stezky</text:span></text:p>
            </text:list-item>
          </text:list>
        </text:list-item>
      </text:list>
      <text:p text:style-name="P12"/>
      <text:p text:style-name="P8"/>
      <text:p text:style-name="Title"/>
      <text:p text:style-name="P44">Kalinga</text:p>
      <text:p text:style-name="P8"/>
      <text:p text:style-name="P8">Vesnice O<text:span text:style-name="T129">u</text:span>nda, náčelník </text:p>
      <text:p text:style-name="P8"/>
      <text:list xml:id="list1068066613" text:style-name="L4">
        <text:list-item>
          <text:p text:style-name="P75"><text:span text:style-name="T56">Jdi na lov </text:span><text:span text:style-name="T57">zmijí </text:span><text:span text:style-name="T56">s</text:span><text:span text:style-name="T81">e starým</text:span><text:span text:style-name="T58"> </text:span><text:span text:style-name="T82">Uliwar</text:span><text:span text:style-name="T81">em</text:span><text:span text:style-name="T82"> Obungu</text:span></text:p>
        </text:list-item>
        <text:list-item>
          <text:p text:style-name="P75"><text:span text:style-name="T58">Adu Berenga </text:span><text:span text:style-name="T81">šel pro alkoholovou mast </text:span><text:span text:style-name="T83">k </text:span><text:span text:style-name="T84">Rabarům</text:span></text:p>
        </text:list-item>
        <text:list-item>
          <text:p text:style-name="P61">jdi hledat Adu Berenga do Velké Batry</text:p>
        </text:list-item>
        <text:list-item>
          <text:p text:style-name="P77"><text:span text:style-name="T58">Adu Berenga</text:span><text:span text:style-name="T2"> šel do Ulpiku </text:span><text:span text:style-name="T59">a byl unesen Cerelusany </text:span><text:span text:style-name="T50">(</text:span><text:span text:style-name="T51">II</text:span><text:span text:style-name="T50">)</text:span></text:p>
        </text:list-item>
        <text:list-item>
          <text:p text:style-name="P76"><text:span text:style-name="T59">J</text:span><text:span text:style-name="T60">e v</text:span><text:span text:style-name="T50"> </text:span><text:span text:style-name="T74">Arpegosu</text:span><text:span text:style-name="T60"> v zajetí, </text:span><text:span text:style-name="T74">kde pro pobavení musí bojovat proti divé zvěři</text:span><text:span text:style-name="T60"> </text:span><text:span text:style-name="T50">(</text:span><text:span text:style-name="T51">III</text:span><text:span text:style-name="T50">)</text:span></text:p>
        </text:list-item>
        <text:list-item>
          <text:p text:style-name="P62">finále: </text:p>
          <text:list>
            <text:list-item>
              <text:p text:style-name="P76"><text:span text:style-name="T60">vymě</text:span><text:span text:style-name="T61">ň</text:span><text:span text:style-name="T62"> </text:span><text:span text:style-name="T60">Adu Berenga za Troglodyta</text:span></text:p>
            </text:list-item>
            <text:list-item>
              <text:p text:style-name="P73"><text:span text:style-name="T34">zabij regenta </text:span><text:span text:style-name="T33">nebo krále Subteranů</text:span><text:span text:style-name="T34"> </text:span><text:span text:style-name="T33">a požádej o jeho propuštění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21:53:11.139000000</meta:creation-date>
    <dc:date>2023-01-20T20:06:09.566000000</dc:date>
    <meta:editing-duration>P2DT22H6M25S</meta:editing-duration>
    <meta:editing-cycles>24</meta:editing-cycles>
    <meta:generator>LibreOffice/7.0.1.2$Windows_X86_64 LibreOffice_project/7cbcfc562f6eb6708b5ff7d7397325de9e764452</meta:generator>
    <meta:document-statistic meta:table-count="0" meta:image-count="0" meta:object-count="0" meta:page-count="7" meta:paragraph-count="105" meta:word-count="1525" meta:character-count="9249" meta:non-whitespace-character-count="7798"/>
  </office:meta>
</office:document-meta>
</file>